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17336d2" officeooo:paragraph-rsid="017336d2" style:font-name-asian="Nimbus Mono L"/>
    </style:style>
    <style:style style:name="P2" style:family="paragraph" style:parent-style-name="Standard">
      <style:text-properties style:font-name="Nimbus Mono L" officeooo:rsid="017336d2" officeooo:paragraph-rsid="01751b53" style:font-name-asian="Nimbus Mono L"/>
    </style:style>
    <style:style style:name="P3" style:family="paragraph" style:parent-style-name="Standard">
      <style:text-properties style:font-name="Nimbus Mono L" officeooo:rsid="017336d2" officeooo:paragraph-rsid="0175770b" style:font-name-asian="Nimbus Mono L"/>
    </style:style>
    <style:style style:name="P4" style:family="paragraph" style:parent-style-name="Standard">
      <style:text-properties style:font-name="Nimbus Mono L" officeooo:rsid="017336d2" officeooo:paragraph-rsid="0179421e" style:font-name-asian="Nimbus Mono L"/>
    </style:style>
    <style:style style:name="P5" style:family="paragraph" style:parent-style-name="Standard">
      <style:text-properties style:font-name="Nimbus Mono L" officeooo:rsid="017336d2" officeooo:paragraph-rsid="017b5342" style:font-name-asian="Nimbus Mono L"/>
    </style:style>
    <style:style style:name="P6" style:family="paragraph" style:parent-style-name="Standard">
      <style:text-properties style:font-name="Nimbus Mono L" officeooo:rsid="017336d2" officeooo:paragraph-rsid="017d43a1" style:font-name-asian="Nimbus Mono L"/>
    </style:style>
    <style:style style:name="P7" style:family="paragraph" style:parent-style-name="Standard">
      <style:text-properties officeooo:paragraph-rsid="0175770b" style:font-name-asian="Nimbus Mono L"/>
    </style:style>
    <style:style style:name="P8" style:family="paragraph" style:parent-style-name="Standard">
      <style:text-properties officeooo:paragraph-rsid="0179421e" style:font-name-asian="Nimbus Mono L"/>
    </style:style>
    <style:style style:name="P9" style:family="paragraph" style:parent-style-name="Standard">
      <style:text-properties officeooo:paragraph-rsid="017b5342" style:font-name-asian="Nimbus Mono L"/>
    </style:style>
    <style:style style:name="P10" style:family="paragraph" style:parent-style-name="Standard">
      <style:text-properties officeooo:paragraph-rsid="017d43a1" style:font-name-asian="Nimbus Mono L"/>
    </style:style>
    <style:style style:name="P11" style:family="paragraph" style:parent-style-name="Standard">
      <style:text-properties officeooo:paragraph-rsid="018403bb" style:font-name-asian="Nimbus Mono L"/>
    </style:style>
    <style:style style:name="P12" style:family="paragraph" style:parent-style-name="Standard">
      <style:text-properties officeooo:paragraph-rsid="01886628" style:font-name-asian="Nimbus Mono L"/>
    </style:style>
    <style:style style:name="P13" style:family="paragraph" style:parent-style-name="Standard">
      <style:text-properties officeooo:paragraph-rsid="0189eb54" style:font-name-asian="Nimbus Mono L"/>
    </style:style>
    <style:style style:name="P14" style:family="paragraph" style:parent-style-name="Standard">
      <style:text-properties officeooo:paragraph-rsid="018b90d3" style:font-name-asian="Nimbus Mono L"/>
    </style:style>
    <style:style style:name="P15" style:family="paragraph" style:parent-style-name="Standard">
      <style:text-properties style:font-name="Nimbus Mono L" officeooo:rsid="01943c2c" officeooo:paragraph-rsid="01943c2c" style:font-name-asian="Nimbus Mono L"/>
    </style:style>
    <style:style style:name="T1" style:family="text">
      <style:text-properties style:font-name="Nimbus Mono L" officeooo:rsid="017336d2"/>
    </style:style>
    <style:style style:name="T2" style:family="text">
      <style:text-properties fo:color="#808080" style:font-name="Nimbus Mono L" officeooo:rsid="017336d2" style:font-name-asian="DejaVu Sans Mono" style:font-size-asian="11.3000001907349pt" style:font-style-asian="italic"/>
    </style:style>
    <style:style style:name="T3" style:family="text">
      <style:text-properties fo:color="#808080" style:font-name="Nimbus Mono L" officeooo:rsid="017336d2" style:font-size-asian="11.3000001907349pt" style:font-style-asian="italic"/>
    </style:style>
    <style:style style:name="T4" style:family="text">
      <style:text-properties fo:color="#808080" style:font-name-asian="DejaVu Sans Mono" style:font-size-asian="11.3000001907349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作者:陈俊豪</text:p>
      <text:p text:style-name="P15"/>
      <text:p text:style-name="P15">模块名:考勤管理</text:p>
      <text:p text:style-name="P15"><text:tab/>导航下拉名_1:考勤管理</text:p>
      <text:p text:style-name="P15"><text:tab/><text:tab/>导航名_1:打卡管理</text:p>
      <text:p text:style-name="P15"><text:tab/><text:tab/><text:tab/>可通过输入姓名，和输入开始时间，结束时间搜索（都为非必填，下拉框）</text:p>
      <text:p text:style-name="P15"><text:tab/><text:tab/><text:tab/>姓名接口：punch/v1/users</text:p>
      <text:p text:style-name="P15"><text:tab/><text:tab/><text:tab/>功能名字_1:考勤列表 <text:s/>功能类型:网格 <text:s text:c="3"/>punch/v1/list</text:p>
      <text:p text:style-name="P15"><text:tab/><text:tab/><text:tab/><text:tab/>字段名称_1:日期</text:p>
      <text:p text:style-name="P15"><text:tab/><text:tab/><text:tab/><text:tab/>字段名称_1:项目组/部门</text:p>
      <text:p text:style-name="P15"><text:tab/><text:tab/><text:tab/><text:tab/>字段名称_1:姓名</text:p>
      <text:p text:style-name="P15"><text:tab/><text:tab/><text:tab/><text:tab/>字段名称_1:上班打卡时间<text:tab/></text:p>
      <text:p text:style-name="P15"><text:tab/><text:tab/><text:tab/><text:tab/>字段名称_1:打卡地点</text:p>
      <text:p text:style-name="P15"><text:tab/><text:tab/><text:tab/><text:tab/>字段名称_1:打卡状态</text:p>
      <text:p text:style-name="P15"><text:tab/><text:tab/><text:tab/><text:tab/>字段名称_1:打卡来源</text:p>
      <text:p text:style-name="P15"><text:tab/><text:tab/><text:tab/><text:tab/>字段名称_1:下班打卡时间</text:p>
      <text:p text:style-name="P15"><text:tab/><text:tab/><text:tab/><text:tab/>字段名称_1:打卡地点</text:p>
      <text:p text:style-name="P15"><text:tab/><text:tab/><text:tab/><text:tab/>字段名称_1:打卡来源</text:p>
      <text:p text:style-name="P15"/>
      <text:p text:style-name="P15"><text:tab/><text:tab/><text:tab/>功能名字_2:打卡 <text:s/>功能类型:编辑 <text:s/>punch/v1/pc</text:p>
      <text:p text:style-name="P15"><text:tab/><text:tab/><text:tab/><text:tab/>选择打卡类型：（上班/下班） <text:s/>必传参数</text:p>
      <text:p text:style-name="P15"/>
      <text:p text:style-name="P15"><text:tab/><text:tab/>导航名_2:驻点设置</text:p>
      <text:p text:style-name="P15"><text:tab/><text:tab/><text:tab/>可根据‘驻点地点’搜索，驻点地点为数组传入，多选下拉框，非必填</text:p>
      <text:p text:style-name="P15"><text:tab/><text:tab/><text:tab/>下拉框接口：arrestpoint/v1/pointAreas</text:p>
      <text:p text:style-name="P15"><text:tab/><text:tab/><text:tab/>功能名字_1:列表 <text:s/>功能类型:网格 <text:s text:c="3"/>arrestpoint/v1/list</text:p>
      <text:p text:style-name="P15"><text:tab/><text:tab/><text:tab/><text:tab/>字段名称_1:地区</text:p>
      <text:p text:style-name="P15"><text:tab/><text:tab/><text:tab/><text:tab/>字段名称_1:驻点地点</text:p>
      <text:p text:style-name="P15"><text:tab/><text:tab/><text:tab/><text:tab/>字段名称_1:经度</text:p>
      <text:p text:style-name="P15"><text:tab/><text:tab/><text:tab/><text:tab/>字段名称_1:纬度<text:tab/></text:p>
      <text:p text:style-name="P15"><text:tab/><text:tab/><text:tab/><text:tab/>字段名称_1:考勤位置</text:p>
      <text:p text:style-name="P15"><text:tab/><text:tab/><text:tab/><text:tab/>字段名称_1:有效范围</text:p>
      <text:p text:style-name="P15"><text:tab/><text:tab/><text:tab/><text:tab/>字段名称_1:状态</text:p>
      <text:p text:style-name="P15"><text:tab/><text:tab/><text:tab/><text:tab/>字段名称_1:打卡工作日</text:p>
      <text:p text:style-name="P15"><text:tab/><text:tab/><text:tab/><text:tab/>字段名称_1:创建人</text:p>
      <text:p text:style-name="P15"><text:tab/><text:tab/><text:tab/><text:tab/>字段名称_1:创建时间</text:p>
      <text:p text:style-name="P15"/>
      <text:p text:style-name="P15"><text:tab/><text:tab/><text:tab/>功能名字_2:添加 <text:s/>功能类型:编辑 <text:s text:c="2"/>arrestpoint/v1/save</text:p>
      <text:p text:style-name="P15"><text:tab/><text:tab/><text:tab/><text:tab/>字段名称_1:地区 <text:s text:c="5"/>下拉框，必填</text:p>
      <text:p text:style-name="P15"><text:tab/><text:tab/><text:tab/><text:tab/>字段名称_1:驻点地点 <text:s text:c="4"/>文本框，必填</text:p>
      <text:p text:style-name="P15"><text:tab/><text:tab/><text:tab/><text:tab/>字段名称_1:大小周 <text:s text:c="4"/>单选框，非必填</text:p>
      <text:p text:style-name="P15"><text:tab/><text:tab/><text:tab/><text:tab/>注意：当选了大小周，’打卡工作日‘字段不显示，不选才显示‘打卡工作日’，</text:p>
      <text:p text:style-name="P15"><text:tab/><text:tab/><text:tab/><text:tab/> <text:s text:c="4"/>且不选时‘打卡工作日’必填</text:p>
      <text:p text:style-name="P15"><text:tab/><text:tab/><text:tab/><text:tab/> <text:s text:c="4"/>字段名称_1:打卡工作日 <text:s text:c="3"/>下拉框（周一，周二...），可多选</text:p>
      <text:p text:style-name="P15"><text:tab/><text:tab/><text:tab/><text:tab/>使用地图插件，可输入搜索一个位置，可定位当前位置，</text:p>
      <text:p text:style-name="P15"><text:tab/><text:tab/><text:tab/><text:tab/>确定选中一个位置后，传‘经度’，‘纬度’字段,小数框，必填</text:p>
      <text:p text:style-name="P15"><text:tab/><text:tab/><text:tab/><text:tab/>字段：考勤位置 <text:s text:c="4"/>文本框，必填（获取选中经纬度的位置）</text:p>
      <text:p text:style-name="P15"><text:tab/><text:tab/><text:tab/><text:tab/>字段：有效范围（米） <text:s text:c="2"/>数字框，必填</text:p>
      <text:p text:style-name="P15"><text:tab/><text:tab/><text:tab/><text:tab/>字段：状态 <text:s text:c="3"/>单选v1/users框（启用，禁用），必填</text:p>
      <text:p text:style-name="P15"/>
      <text:p text:style-name="P15"><text:soft-page-break/><text:tab/><text:tab/><text:tab/>功能名字_3:编辑 <text:s/>功能类型:编辑 <text:s/>arrestpoint/v1/edit</text:p>
      <text:p text:style-name="P15"><text:tab/><text:tab/><text:tab/><text:tab/>字段名称_1:地区 <text:s text:c="5"/>下拉框，必填</text:p>
      <text:p text:style-name="P15"><text:tab/><text:tab/><text:tab/><text:tab/>字段名称_1:驻点地点 <text:s text:c="4"/>文本框，必填</text:p>
      <text:p text:style-name="P15"><text:tab/><text:tab/><text:tab/><text:tab/>字段名称_1:大小周 <text:s text:c="4"/>单选框，非必填</text:p>
      <text:p text:style-name="P15"><text:tab/><text:tab/><text:tab/><text:tab/>注意：当选了大小周，’打卡工作日‘字段不显示，不选才显示‘打卡工作日’，</text:p>
      <text:p text:style-name="P15"><text:tab/><text:tab/><text:tab/><text:tab/> <text:s text:c="4"/>且不选时‘打卡工作日’必填</text:p>
      <text:p text:style-name="P15"><text:tab/><text:tab/><text:tab/><text:tab/> <text:s text:c="4"/>字段名称_1:打卡工作日 <text:s text:c="3"/>下拉框（周一，周二...），可多选</text:p>
      <text:p text:style-name="P15"><text:tab/><text:tab/><text:tab/><text:tab/>使用地图插件，可输入搜索一个位置，可定位当前位置，</text:p>
      <text:p text:style-name="P15"><text:tab/><text:tab/><text:tab/><text:tab/>确定选中一个位置后，传‘经度’，‘纬度’字段,小数框，必填</text:p>
      <text:p text:style-name="P15"><text:tab/><text:tab/><text:tab/><text:tab/>字段：考勤位置 <text:s text:c="4"/>文本框，必填（获取选中经纬度的位置）</text:p>
      <text:p text:style-name="P15"><text:tab/><text:tab/><text:tab/><text:tab/>字段：有效范围（米） <text:s text:c="2"/>数字框，必填</text:p>
      <text:p text:style-name="P15"><text:tab/><text:tab/><text:tab/><text:tab/>字段：状态 <text:s text:c="3"/>单选框（启用，禁用），必填</text:p>
      <text:p text:style-name="P15"><text:tab/><text:tab/></text:p>
      <text:p text:style-name="P15"><text:tab/><text:tab/><text:tab/>功能名字_4：删除 <text:s text:c="4"/>选中一条记录按删除按钮 <text:s text:c="2"/>arrestpoint/v1/delete/{id}</text:p>
      <text:p text:style-name="P15"><text:tab/><text:tab/><text:tab/> <text:s text:c="2"/></text:p>
      <text:p text:style-name="P15"><text:tab/><text:tab/><text:tab/>功能名字_5：启用 <text:s text:c="4"/>选中一条记录按启用按钮 <text:s text:c="4"/>arrestpoint/v1/start/{id}</text:p>
      <text:p text:style-name="P15"><text:s text:c="2"/></text:p>
      <text:p text:style-name="P15"><text:tab/><text:tab/><text:tab/>功能名字_6：禁用 <text:s text:c="4"/>选中一条记录按禁用按钮 <text:s/>arrestpoint/v1/stop/{id}</text:p>
      <text:p text:style-name="P15"/>
      <text:p text:style-name="P15"><text:tab/>导航下拉名_2:请假管理</text:p>
      <text:p text:style-name="P15"><text:tab/><text:tab/>导航名_1:请假管理</text:p>
      <text:p text:style-name="P15"><text:tab/><text:tab/><text:tab/>功能名字_1:请假列表 <text:s/>功能类型:网格 <text:s/>vacate/v1/list</text:p>
      <text:p text:style-name="P15"><text:tab/><text:tab/><text:tab/><text:tab/>字段名称_1:员工编号</text:p>
      <text:p text:style-name="P15"><text:tab/><text:tab/><text:tab/><text:tab/>字段名称_1:请假人</text:p>
      <text:p text:style-name="P15"><text:tab/><text:tab/><text:tab/><text:tab/>字段名称_1:地区</text:p>
      <text:p text:style-name="P15"><text:tab/><text:tab/><text:tab/><text:tab/>字段名称_1:项目组/部门</text:p>
      <text:p text:style-name="P15"><text:tab/><text:tab/><text:tab/><text:tab/>字段名称_1:职位</text:p>
      <text:p text:style-name="P15"><text:tab/><text:tab/><text:tab/><text:tab/>字段名称_1:请假类型</text:p>
      <text:p text:style-name="P15"><text:tab/><text:tab/><text:tab/><text:tab/>字段名称_1:开始时间</text:p>
      <text:p text:style-name="P15"><text:tab/><text:tab/><text:tab/><text:tab/>字段名称_1:结束时间</text:p>
      <text:p text:style-name="P15"><text:tab/><text:tab/><text:tab/><text:tab/>字段名称_1:请假时长（天）</text:p>
      <text:p text:style-name="P15"><text:tab/><text:tab/><text:tab/><text:tab/>字段名称_1:请假原因</text:p>
      <text:p text:style-name="P15"><text:tab/><text:tab/><text:tab/><text:tab/>字段名称_1:填单时间是否符合提前规范</text:p>
      <text:p text:style-name="P15"><text:tab/><text:tab/><text:tab/><text:tab/>字段名称_1:是否符合时长</text:p>
      <text:p text:style-name="P15"><text:tab/><text:tab/><text:tab/><text:tab/>字段名称_1:主送人</text:p>
      <text:p text:style-name="P15"><text:tab/><text:tab/><text:tab/><text:tab/>字段名称_1:抄送人</text:p>
      <text:p text:style-name="P15"><text:tab/><text:tab/><text:tab/><text:tab/>字段名称_1:审核意见</text:p>
      <text:p text:style-name="P15"><text:tab/><text:tab/><text:tab/><text:tab/>字段名称_1:审核状态</text:p>
      <text:p text:style-name="P15"/>
      <text:p text:style-name="P15"><text:tab/><text:tab/><text:tab/><text:tab/>vacate/v1/save</text:p>
      <text:p text:style-name="P15"><text:tab/><text:tab/><text:tab/>功能名字_2:请假 <text:s/>功能类型:编辑 <text:s/>（需传id，id通过vacate/v1/uuid获取） <text:s text:c="2"/></text:p>
      <text:p text:style-name="P15"><text:tab/><text:tab/><text:tab/><text:tab/>字段名称_1:员工编号 <text:s text:c="2"/>文本框，必填 <text:s text:c="4"/>vacate/v1/user</text:p>
      <text:p text:style-name="P15"><text:tab/><text:tab/><text:tab/><text:tab/>字段名称_1:请假人 <text:s text:c="2"/>文本框，必填 <text:s/>vacate/v1/user</text:p>
      <text:p text:style-name="P15"><text:tab/><text:tab/><text:tab/><text:tab/>字段名称_1:地区<text:tab/>下拉框（可编辑），必填 <text:s/>vacate/v1/areas</text:p>
      <text:p text:style-name="P15"><text:tab/><text:tab/><text:tab/><text:tab/>字段名称_1:项目组/部门 <text:s/>下拉框（可编辑），必填 <text:s text:c="2"/>vacate/v1/departs</text:p>
      <text:p text:style-name="P15"><text:tab/><text:tab/><text:tab/><text:tab/>字段名称_1:职位 <text:s text:c="2"/>下拉框（可编辑），必填 <text:s text:c="3"/>vacate/v1/positions</text:p>
      <text:p text:style-name="P15"><text:tab/><text:tab/><text:tab/><text:tab/>字段名称_1:请假类型 <text:s/>下拉框，（枚举），必填 <text:s/></text:p>
      <text:p text:style-name="P15"><text:tab/><text:tab/><text:tab/><text:tab/>字段名称_1:开始日期 <text:s text:c="2"/>时间框（年月日），必填 </text:p>
      <text:p text:style-name="P15"><text:soft-page-break/><text:tab/><text:tab/><text:tab/><text:tab/>字段名称_1:开始时间 <text:s text:c="2"/>下拉框（枚举），必填</text:p>
      <text:p text:style-name="P15"><text:tab/><text:tab/><text:tab/><text:tab/>字段名称_1:结束日期 <text:s/>时间框（年月日），必填</text:p>
      <text:p text:style-name="P15"><text:tab/><text:tab/><text:tab/><text:tab/>字段名称_1:结束时间 <text:s text:c="2"/>下拉框（枚举），必填</text:p>
      <text:p text:style-name="P15"><text:tab/><text:tab/><text:tab/><text:tab/>字段名称_1:请假时长 <text:s text:c="2"/>只读框 <text:s text:c="2"/>vacate/v1/get/time</text:p>
      <text:p text:style-name="P15"><text:tab/><text:tab/><text:tab/><text:tab/>字段名称_1:请假原因 <text:s/>文本框，必填</text:p>
      <text:p text:style-name="P15"><text:tab/><text:tab/><text:tab/><text:tab/>字段名称_1:主送人 <text:s/>下拉框，必填，可多选 <text:s text:c="3"/>vacate/v1/mains/{name}</text:p>
      <text:p text:style-name="P15"><text:tab/><text:tab/><text:tab/><text:tab/>字段名称_1:抄送人 <text:s text:c="2"/>下拉框，非必填，可多选 <text:s text:c="2"/>vacate/v1/carbons/{name}</text:p>
      <text:p text:style-name="P15"><text:tab/><text:tab/><text:tab/><text:tab/>字段名称_1:工作交接内容 <text:s text:c="2"/>文本框，非必填</text:p>
      <text:p text:style-name="P15"><text:tab/><text:tab/><text:tab/><text:tab/>可上传附件</text:p>
      <text:p text:style-name="P15"/>
      <text:p text:style-name="P15"><text:tab/><text:tab/><text:tab/><text:tab/>vacate/v1/fill</text:p>
      <text:p text:style-name="P15"><text:tab/><text:tab/><text:tab/>功能名字_3:补录 <text:s/>功能类型:编辑 <text:s/>（需传id，id通过vacate/v1/uuid获取）</text:p>
      <text:p text:style-name="P15"><text:tab/><text:tab/><text:tab/><text:tab/>字段名称_1:员工编号 <text:s text:c="2"/>文本框，必填</text:p>
      <text:p text:style-name="P15"><text:tab/><text:tab/><text:tab/><text:tab/>字段名称_1:请假人 <text:s text:c="2"/>文本框，必填</text:p>
      <text:p text:style-name="P15"><text:tab/><text:tab/><text:tab/><text:tab/>字段名称_1:地区<text:tab/>下拉框，必填</text:p>
      <text:p text:style-name="P15"><text:tab/><text:tab/><text:tab/><text:tab/>字段名称_1:项目组/部门 <text:s/>下拉框，必填</text:p>
      <text:p text:style-name="P15"><text:tab/><text:tab/><text:tab/><text:tab/>字段名称_1:职位 <text:s text:c="2"/>下拉框，必填</text:p>
      <text:p text:style-name="P15"><text:tab/><text:tab/><text:tab/><text:tab/>字段名称_1:请假类型 <text:s/>下拉框，（枚举），必填</text:p>
      <text:p text:style-name="P15"><text:tab/><text:tab/><text:tab/><text:tab/>字段名称_1:开始日期 <text:s text:c="2"/>时间框（年月日），必填</text:p>
      <text:p text:style-name="P15"><text:tab/><text:tab/><text:tab/><text:tab/>字段名称_1:开始时间 <text:s text:c="2"/>下拉框（枚举），必填</text:p>
      <text:p text:style-name="P15"><text:tab/><text:tab/><text:tab/><text:tab/>字段名称_1:结束日期 <text:s/>时间框（年月日），必填</text:p>
      <text:p text:style-name="P15"><text:tab/><text:tab/><text:tab/><text:tab/>字段名称_1:结束时间 <text:s text:c="2"/>下拉框（枚举），必填</text:p>
      <text:p text:style-name="P15"><text:tab/><text:tab/><text:tab/><text:tab/>字段名称_1:请假时长 <text:s text:c="2"/>只读框</text:p>
      <text:p text:style-name="P15"><text:tab/><text:tab/><text:tab/><text:tab/>字段名称_1:请假原因 <text:s/>文本框，必填</text:p>
      <text:p text:style-name="P15"><text:tab/><text:tab/><text:tab/><text:tab/>字段名称_1:主送人 <text:s/>下拉框，必填，可多选</text:p>
      <text:p text:style-name="P15"><text:tab/><text:tab/><text:tab/><text:tab/>字段名称_1:抄送人 <text:s text:c="2"/>下拉框，非必填，可多选</text:p>
      <text:p text:style-name="P15"><text:tab/><text:tab/><text:tab/><text:tab/>字段名称_1:工作交接内容 <text:s text:c="2"/>文本框，非必填</text:p>
      <text:p text:style-name="P15"><text:tab/><text:tab/><text:tab/><text:tab/>可上传附件</text:p>
      <text:p text:style-name="P15"/>
      <text:p text:style-name="P15"><text:tab/><text:tab/><text:tab/>功能：删除 <text:s text:c="3"/>vacate/v1/delete/{id}</text:p>
      <text:p text:style-name="P15"/>
      <text:p text:style-name="P15"><text:tab/><text:tab/><text:tab/>有上传下载删除查看附件列表功能</text:p>
      <text:p text:style-name="P15"><text:tab/><text:tab/><text:tab/>上传： <text:s/>vacate/v1/uploadFile/{id} <text:s text:c="3"/>注意：该id是传列表的uuid</text:p>
      <text:p text:style-name="P15"><text:tab/><text:tab/><text:tab/>下载： <text:s/>vacate/v1/downloadFile</text:p>
      <text:p text:style-name="P15"><text:tab/><text:tab/><text:tab/>删除附件 <text:s text:c="3"/>vacate/v1/deleteFile</text:p>
      <text:p text:style-name="P15"><text:tab/><text:tab/><text:tab/>附件列表 <text:s text:c="2"/>vacate/v1/listFile/{id} <text:s/>注意：该id是传列表的uuid</text:p>
      <text:p text:style-name="P15"/>
      <text:p text:style-name="P15"><text:tab/><text:tab/>导航名_2:审核列表</text:p>
      <text:p text:style-name="P15"><text:tab/><text:tab/><text:tab/>功能名字_4:审核列表 <text:s/>功能类型:列表 <text:s text:c="3"/>vacate/v1/audit/list</text:p>
      <text:p text:style-name="P15"><text:tab/><text:tab/><text:tab/><text:tab/>字段名称_1:员工编号 <text:s text:c="2"/>文本框，必填</text:p>
      <text:p text:style-name="P15"><text:tab/><text:tab/><text:tab/><text:tab/>字段名称_1:请假人 <text:s text:c="2"/>文本框，必填</text:p>
      <text:p text:style-name="P15"><text:tab/><text:tab/><text:tab/><text:tab/>字段名称_1:地区<text:tab/>下拉框，必填</text:p>
      <text:p text:style-name="P15"><text:tab/><text:tab/><text:tab/><text:tab/>字段名称_1:项目组/部门 <text:s/>下拉框，必填</text:p>
      <text:p text:style-name="P15"><text:tab/><text:tab/><text:tab/><text:tab/>字段名称_1:职位 <text:s text:c="2"/>下拉框，必填</text:p>
      <text:p text:style-name="P15"><text:tab/><text:tab/><text:tab/><text:tab/>字段名称_1:请假类型 <text:s/>下拉框，（枚举），必填</text:p>
      <text:p text:style-name="P15"><text:tab/><text:tab/><text:tab/><text:tab/>字段名称_1:开始日期 <text:s text:c="2"/>时间框（年月日），必填</text:p>
      <text:p text:style-name="P15"><text:tab/><text:tab/><text:tab/><text:tab/>字段名称_1:开始时间 <text:s text:c="2"/>下拉框（枚举），必填</text:p>
      <text:p text:style-name="P15"><text:tab/><text:tab/><text:tab/><text:tab/>字段名称_1:结束日期 <text:s/>时间框（年月日），必填</text:p>
      <text:p text:style-name="P15"><text:tab/><text:tab/><text:tab/><text:tab/>字段名称_1:结束时间 <text:s text:c="2"/>下拉框（枚举），必填</text:p>
      <text:p text:style-name="P15"><text:soft-page-break/><text:tab/><text:tab/><text:tab/><text:tab/>字段名称_1:请假时长 <text:s text:c="2"/>只读框</text:p>
      <text:p text:style-name="P15"><text:tab/><text:tab/><text:tab/><text:tab/>字段名称_1:请假原因 <text:s/>文本框，必填</text:p>
      <text:p text:style-name="P15"><text:tab/><text:tab/><text:tab/><text:tab/>字段名称_1:主送人 <text:s/>下拉框，必填，可多选</text:p>
      <text:p text:style-name="P15"><text:tab/><text:tab/><text:tab/><text:tab/>字段名称_1:抄送人 <text:s text:c="2"/>下拉框，非必填，可多选</text:p>
      <text:p text:style-name="P15"><text:tab/><text:tab/><text:tab/><text:tab/>字段名称_1:工作交接内容 <text:s text:c="2"/>文本框，非必填</text:p>
      <text:p text:style-name="P15"/>
      <text:p text:style-name="P15"><text:tab/><text:tab/><text:tab/>功能5：审核 <text:s text:c="3"/>功能：编辑 <text:s text:c="2"/>vacate/v1/audit</text:p>
      <text:p text:style-name="P15"><text:tab/><text:tab/><text:tab/><text:tab/>字段：审核意见 <text:s text:c="4"/>文本框，必填 </text:p>
      <text:p text:style-name="P15"><text:tab/><text:tab/><text:tab/><text:tab/>字段：审核状态 <text:s text:c="3"/>下拉框（枚举），必填</text:p>
      <text:p text:style-name="P15"/>
      <text:p text:style-name="P15"/>
      <text:p text:style-name="P15"><text:tab/><text:tab/><text:tab/>有下载查看附件列表功能</text:p>
      <text:p text:style-name="P15"><text:tab/><text:tab/><text:tab/>下载： <text:s/>vacate/v1/downloadFile</text:p>
      <text:p text:style-name="P15"><text:tab/><text:tab/><text:tab/>附件列表 <text:s text:c="2"/>vacate/v1/listFile/{id} <text:s/>注意：该id是传列表的uuid</text:p>
      <text:p text:style-name="P15"/>
      <text:p text:style-name="P15"><text:tab/><text:tab/>导航名3：请假设置</text:p>
      <text:p text:style-name="P15"><text:tab/><text:tab/><text:tab/>功能1：列表 <text:s text:c="5"/>vacateset/v1/list</text:p>
      <text:p text:style-name="P15"><text:tab/><text:tab/><text:tab/><text:tab/>字段：请假类型</text:p>
      <text:p text:style-name="P15"><text:tab/><text:tab/><text:tab/><text:tab/>字段：是否有带薪天数</text:p>
      <text:p text:style-name="P15"><text:tab/><text:tab/><text:tab/><text:tab/>字段：请假周期</text:p>
      <text:p text:style-name="P15"><text:tab/><text:tab/><text:tab/><text:tab/>字段：最大可选天数</text:p>
      <text:p text:style-name="P15"><text:tab/><text:tab/><text:tab/><text:tab/>字段：总可享受带薪天数</text:p>
      <text:p text:style-name="P15"><text:tab/><text:tab/><text:tab/><text:tab/>字段：带薪占比(%)</text:p>
      <text:p text:style-name="P15"><text:tab/><text:tab/><text:tab/><text:tab/>字段：是否需要附件</text:p>
      <text:p text:style-name="P15"><text:tab/><text:tab/><text:tab/><text:tab/>字段：附件要求</text:p>
      <text:p text:style-name="P15"><text:tab/><text:tab/><text:tab/><text:tab/>字段：创建人</text:p>
      <text:p text:style-name="P15"><text:tab/><text:tab/><text:tab/><text:tab/>字段：创建时间</text:p>
      <text:p text:style-name="P15"><text:tab/><text:tab/><text:tab/><text:tab/>字段：状态</text:p>
      <text:p text:style-name="P15"/>
      <text:p text:style-name="P15"><text:tab/><text:tab/><text:tab/>功能2：添加 <text:s text:c="2"/>编辑 <text:s text:c="2"/>vacateset/v1/save</text:p>
      <text:p text:style-name="P15"><text:tab/><text:tab/><text:tab/><text:tab/>字段：请假类型 <text:s text:c="2"/>下拉框（枚举），必填</text:p>
      <text:p text:style-name="P15"><text:tab/><text:tab/><text:tab/><text:tab/>字段：是否有带薪天数 <text:s text:c="2"/>下拉框，必填</text:p>
      <text:p text:style-name="P15"><text:tab/><text:tab/><text:tab/><text:tab/>字段：请假周期 <text:s text:c="2"/>文本框，必填</text:p>
      <text:p text:style-name="P15"><text:tab/><text:tab/><text:tab/><text:tab/>字段：最大可选天数 <text:s text:c="2"/>数字框，必填</text:p>
      <text:p text:style-name="P15"><text:tab/><text:tab/><text:tab/><text:tab/>字段：总可享受带薪天数 <text:s text:c="2"/>数字框，必填</text:p>
      <text:p text:style-name="P15"><text:tab/><text:tab/><text:tab/><text:tab/>字段：带薪占比(%) <text:s text:c="2"/>数字框，必填</text:p>
      <text:p text:style-name="P15"><text:tab/><text:tab/><text:tab/><text:tab/>字段：是否需要附件 <text:s text:c="2"/>下拉框，必填</text:p>
      <text:p text:style-name="P15"><text:tab/><text:tab/><text:tab/><text:tab/>字段：附件要求 <text:s text:c="2"/>文本框，非必填</text:p>
      <text:p text:style-name="P15"><text:tab/><text:tab/><text:tab/><text:tab/>字段：创建人 <text:s text:c="2"/>文本框，必填</text:p>
      <text:p text:style-name="P15"><text:tab/><text:tab/><text:tab/><text:tab/>字段：状态 <text:s text:c="2"/>下拉框（枚举），必填</text:p>
      <text:p text:style-name="P15"/>
      <text:p text:style-name="P15"><text:tab/><text:tab/><text:tab/>功能3：编辑 <text:s text:c="2"/>编辑 <text:s text:c="2"/>vacateset/v1/edit</text:p>
      <text:p text:style-name="P15"><text:tab/><text:tab/><text:tab/><text:tab/>字段：请假类型 <text:s text:c="2"/>下拉框（枚举），必填</text:p>
      <text:p text:style-name="P15"><text:tab/><text:tab/><text:tab/><text:tab/>字段：是否有带薪天数 <text:s text:c="2"/>下拉框，必填</text:p>
      <text:p text:style-name="P15"><text:tab/><text:tab/><text:tab/><text:tab/>字段：请假周期 <text:s text:c="2"/>文本框，必填</text:p>
      <text:p text:style-name="P15"><text:tab/><text:tab/><text:tab/><text:tab/>字段：最大可选天数 <text:s text:c="2"/>数字框，必填</text:p>
      <text:p text:style-name="P15"><text:tab/><text:tab/><text:tab/><text:tab/>字段：总可享受带薪天数 <text:s text:c="2"/>数字框，必填</text:p>
      <text:p text:style-name="P15"><text:tab/><text:tab/><text:tab/><text:tab/>字段：带薪占比(%) <text:s text:c="2"/>数字框，必填</text:p>
      <text:p text:style-name="P15"><text:tab/><text:tab/><text:tab/><text:tab/>字段：是否需要附件 <text:s text:c="2"/>下拉框，必填</text:p>
      <text:p text:style-name="P15"><text:tab/><text:tab/><text:tab/><text:tab/>字段：附件要求 <text:s text:c="2"/>文本框，非必填</text:p>
      <text:p text:style-name="P15"><text:soft-page-break/><text:tab/><text:tab/><text:tab/><text:tab/>字段：状态 <text:s text:c="2"/>下拉框（枚举），必填</text:p>
      <text:p text:style-name="P15"/>
      <text:p text:style-name="P15"><text:tab/><text:tab/><text:tab/>功能：删除 <text:s text:c="2"/>vacateset/v1/delete/{id}</text:p>
      <text:p text:style-name="P15"/>
      <text:p text:style-name="P15"><text:tab/>导航下拉名_3:日报管理</text:p>
      <text:p text:style-name="P15"><text:tab/><text:tab/>导航名1：日报列表 <text:s text:c="2"/>dayreport/v1/list</text:p>
      <text:p text:style-name="P15"><text:tab/><text:tab/><text:tab/>功能：列表 （可按姓名（多选下拉框，非必填），时间（日期框，年月日）去查）</text:p>
      <text:p text:style-name="P15"><text:tab/><text:tab/><text:tab/><text:tab/>字段：姓名</text:p>
      <text:p text:style-name="P15"><text:tab/><text:tab/><text:tab/><text:tab/>字段：项目组</text:p>
      <text:p text:style-name="P15"><text:tab/><text:tab/><text:tab/><text:tab/>字段：岗位</text:p>
      <text:p text:style-name="P15"><text:tab/><text:tab/><text:tab/><text:tab/>字段：任务类型</text:p>
      <text:p text:style-name="P15"><text:tab/><text:tab/><text:tab/><text:tab/>字段：任务内容</text:p>
      <text:p text:style-name="P15"><text:tab/><text:tab/><text:tab/><text:tab/>字段：任务时长(小时)</text:p>
      <text:p text:style-name="P15"><text:tab/><text:tab/><text:tab/><text:tab/>字段：时间</text:p>
      <text:p text:style-name="P15"><text:tab/><text:tab/><text:tab/><text:tab/>字段：明日工作计划</text:p>
      <text:p text:style-name="P15"><text:tab/><text:tab/><text:tab/><text:tab/>字段：计划时长(小时)</text:p>
      <text:p text:style-name="P15"/>
      <text:p text:style-name="P15"><text:tab/>导航下拉名_4:汇总管理</text:p>
      <text:p text:style-name="P15"><text:tab/><text:tab/>导航名1：请假汇总 <text:s/></text:p>
      <text:p text:style-name="P15"><text:tab/><text:tab/> <text:s text:c="2"/>功能:汇总 <text:s text:c="4"/>vacate/v1/vacate/count</text:p>
      <text:p text:style-name="P15"><text:tab/><text:tab/><text:tab/>下拉框：汇总类型（枚举） 必填</text:p>
      <text:p text:style-name="P15"><text:tab/><text:tab/><text:tab/>注意：当汇总类型选了是‘部门汇总’，部门下拉框必填（多选）</text:p>
      <text:p text:style-name="P15"><text:tab/><text:tab/><text:tab/>开始时间，结束时间（日期框，年月日，必填）</text:p>
      <text:p text:style-name="P15"/>
      <text:p text:style-name="P15"><text:tab/><text:tab/>导航名2：加班汇总 <text:s/></text:p>
      <text:p text:style-name="P15"><text:tab/><text:tab/> <text:s text:c="2"/>功能:汇总 <text:s text:c="2"/>overwork/v1/out/work/count</text:p>
      <text:p text:style-name="P15"><text:tab/><text:tab/><text:tab/>下拉框：汇总类型（枚举） 必填</text:p>
      <text:p text:style-name="P15"><text:tab/><text:tab/><text:tab/>注意：当汇总类型选了是‘部门汇总’，部门下拉框必填（多选）</text:p>
      <text:p text:style-name="P15"><text:tab/><text:tab/><text:tab/>开始时间，结束时间（日期框，年月日，必填）</text:p>
      <text:p text:style-name="P15"><text:tab/><text:tab/><text:tab/></text:p>
      <text:p text:style-name="P15"><text:tab/><text:tab/>导航名3：日报汇总 <text:s/></text:p>
      <text:p text:style-name="P15"><text:tab/><text:tab/> <text:s text:c="2"/>功能:汇总 <text:s text:c="3"/>dayreport/v1/day/count</text:p>
      <text:p text:style-name="P15"><text:tab/><text:tab/><text:tab/>下拉框：汇总类型（枚举） 必填</text:p>
      <text:p text:style-name="P15"><text:tab/><text:tab/><text:tab/>注意：当汇总类型选了是‘部门汇总’，部门下拉框必填（多选）</text:p>
      <text:p text:style-name="P15"><text:tab/><text:tab/><text:tab/>开始时间，结束时间（日期框，年月日，必填）</text:p>
      <text:p text:style-name="P15"/>
      <text:p text:style-name="P15"><text:tab/><text:tab/>导航4：考勤情况汇总 <text:s/>punch/v1/case/count</text:p>
      <text:p text:style-name="P15"><text:tab/><text:tab/> <text:s text:c="2"/>功能：汇总</text:p>
      <text:p text:style-name="P15"><text:tab/><text:tab/><text:tab/>下拉框：汇总类型（枚举） 必填</text:p>
      <text:p text:style-name="P15"><text:tab/><text:tab/><text:tab/>注意：当汇总类型选了是‘部门汇总’，部门下拉框必填（多选）</text:p>
      <text:p text:style-name="P15"><text:tab/><text:tab/><text:tab/>开始时间，结束时间（日期框，年月日，必填）</text:p>
      <text:p text:style-name="P15"/>
      <text:p text:style-name="P15"><text:tab/><text:tab/>导航5：财务出勤汇总 <text:s text:c="3"/>(注意：表头字段为：financeattendance/v1/fields)</text:p>
      <text:p text:style-name="P15"><text:tab/><text:tab/> <text:s text:c="3"/>功能：汇总 <text:s text:c="4"/>financeattendance/v1/finance/count</text:p>
      <text:p text:style-name="P15"><text:tab/><text:tab/><text:tab/>下拉框：开始时间（年月日），结束时间（年月日） 非必填</text:p>
      <text:p text:style-name="P15"><text:tab/><text:tab/><text:tab/>下拉框：姓名，非必填</text:p>
      <text:p text:style-name="P15"/>
      <text:p text:style-name="P15"><text:tab/>导航下拉名_5:财务出勤管理</text:p>
      <text:p text:style-name="P15"><text:tab/><text:tab/>导航名1：财务出勤表</text:p>
      <text:p text:style-name="P15"><text:tab/><text:tab/><text:tab/>功能1：列表 <text:s text:c="2"/>financeattendance/v1/list</text:p>
      <text:p text:style-name="P15"><text:soft-page-break/><text:tab/><text:tab/><text:tab/></text:p>
      <text:p text:style-name="P15"><text:tab/><text:tab/><text:tab/>功能2：申请反馈审批 <text:s text:c="2"/>编辑 <text:s text:c="2"/>financeattendance/v1/apply</text:p>
      <text:p text:style-name="P15"><text:tab/><text:tab/><text:tab/> <text:s/>字段：申请核对原因 <text:s/>文本框，必填</text:p>
      <text:p text:style-name="P15"><text:tab/><text:tab/><text:tab/> <text:s/>字段：原请假天数 <text:s/>只读框</text:p>
      <text:p text:style-name="P15"><text:tab/><text:tab/><text:tab/> <text:s/>字段：修改后的请假天数 <text:s/>数字框，非必填</text:p>
      <text:p text:style-name="P15"><text:tab/><text:tab/><text:tab/> <text:s/>字段：原旷工天数 <text:s/>只读框<text:tab/><text:tab/></text:p>
      <text:p text:style-name="P15"><text:tab/><text:tab/><text:tab/> <text:s/>字段：修改后的旷工天数 <text:s/>数字框，非必填</text:p>
      <text:p text:style-name="P15"><text:tab/><text:tab/><text:tab/> <text:s/>字段：原任务完成天数 <text:s/>只读框<text:tab/><text:tab/></text:p>
      <text:p text:style-name="P15"><text:tab/><text:tab/><text:tab/> <text:s/>字段：修改后的任务完成天数 <text:s/>数字框，非必填</text:p>
      <text:p text:style-name="P15"><text:tab/><text:tab/><text:tab/> <text:s/>字段：原当天考勤天数 只读框<text:tab/><text:tab/></text:p>
      <text:p text:style-name="P15"><text:tab/><text:tab/><text:tab/> <text:s/>字段：修改后的当天考勤天数 数字框，非必填</text:p>
      <text:p text:style-name="P15"><text:tab/><text:tab/><text:tab/> <text:s/>字段：原实际出勤天数 只读框<text:tab/><text:tab/></text:p>
      <text:p text:style-name="P15"><text:tab/><text:tab/><text:tab/> <text:s/>字段：修改后的实际出勤天数 数字框，非必填</text:p>
      <text:p text:style-name="P15"><text:tab/><text:tab/><text:tab/> <text:s/>字段：负责人 <text:s text:c="2"/>下拉框（单选），必填</text:p>
      <text:p text:style-name="P15"><text:tab/><text:tab/><text:tab/> <text:s/>字段：项目经理 <text:s text:c="2"/>下拉框（单选），必填</text:p>
      <text:p text:style-name="P15"/>
      <text:p text:style-name="P15"><text:tab/><text:tab/>导航名2：出勤有误审批</text:p>
      <text:p text:style-name="P15"><text:tab/><text:tab/> <text:tab/>功能1：审核列表 <text:s text:c="3"/>financeattendance/v1/aduit/list</text:p>
      <text:p text:style-name="P15"><text:tab/><text:tab/><text:tab/>功能2：审核 <text:s/>编辑</text:p>
      <text:p text:style-name="P15"><text:tab/><text:tab/><text:tab/> <text:s/>字段：审核意见 <text:s/>下拉框（枚举） 必填</text:p>
      <text:p text:style-name="P15"><text:tab/><text:tab/><text:tab/> <text:s/>字段：审核理由 <text:s text:c="2"/>文本框，必填</text:p>
      <text:p text:style-name="P15"/>
      <text:p text:style-name="P15"><text:tab/>导航下拉名6：设置</text:p>
      <text:p text:style-name="P15"><text:tab/><text:tab/>导航名1：考勤情况汇总设置</text:p>
      <text:p text:style-name="P15"><text:tab/><text:tab/> <text:s/>功能1：列表</text:p>
      <text:p text:style-name="P15"><text:tab/><text:tab/><text:tab/>字段：汇总表名称</text:p>
      <text:p text:style-name="P15"><text:tab/><text:tab/><text:tab/>字段：创建人</text:p>
      <text:p text:style-name="P15"><text:tab/><text:tab/><text:tab/>字段：项目组</text:p>
      <text:p text:style-name="P15"><text:tab/><text:tab/><text:tab/>字段：设置发送时间</text:p>
      <text:p text:style-name="P15"><text:tab/><text:tab/><text:tab/>字段：上次发送时间<text:tab/></text:p>
      <text:p text:style-name="P15"><text:tab/><text:tab/><text:tab/>字段：统计类型</text:p>
      <text:p text:style-name="P15"><text:tab/><text:tab/><text:tab/>字段：备注</text:p>
      <text:p text:style-name="P15"><text:tab/><text:tab/><text:tab/>字段：通报对象</text:p>
      <text:p text:style-name="P15"><text:tab/><text:tab/><text:tab/>字段：汇总对象</text:p>
      <text:p text:style-name="P15"><text:tab/><text:tab/><text:tab/>字段：是否发送至本部门全部人</text:p>
      <text:p text:style-name="P15"><text:tab/><text:tab/><text:tab/>字段：提醒频率</text:p>
      <text:p text:style-name="P15"><text:tab/><text:tab/><text:tab/>字段：提醒间隔值<text:tab/></text:p>
      <text:p text:style-name="P15"><text:tab/><text:tab/><text:tab/>字段：汇总频率</text:p>
      <text:p text:style-name="P15"/>
      <text:p text:style-name="P15"><text:tab/><text:tab/> 功能2：添加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 <text:s text:c="2"/>vacate/v1/departs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 <text:s text:c="3"/>vacate/v1/departs</text:p>
      <text:p text:style-name="P15"><text:tab/><text:tab/><text:tab/>字段：汇总对象 <text:s text:c="2"/>下拉框，可多选，必填 <text:s text:c="3"/>financeattendance/v1/user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soft-page-break/><text:tab/><text:tab/><text:tab/>字段：汇总频率 <text:s/><text:tab/> <text:s/>下拉框（年，季度，月，周，天） 必填 </text:p>
      <text:p text:style-name="P15"/>
      <text:p text:style-name="P15"><text:tab/><text:tab/>功能3：编辑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</text:p>
      <text:p text:style-name="P15"><text:tab/><text:tab/><text:tab/>字段：汇总对象 <text:s text:c="2"/>下拉框，可多选，必填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4：删除</text:p>
      <text:p text:style-name="P15"/>
      <text:p text:style-name="P15"><text:tab/><text:tab/>导航名2：财务出勤设置</text:p>
      <text:p text:style-name="P15"><text:tab/><text:tab/> <text:s/>功能1：列表</text:p>
      <text:p text:style-name="P15"><text:tab/><text:tab/><text:tab/>字段：汇总表名称</text:p>
      <text:p text:style-name="P15"><text:tab/><text:tab/><text:tab/>字段：创建人</text:p>
      <text:p text:style-name="P15"><text:tab/><text:tab/><text:tab/>字段：项目组</text:p>
      <text:p text:style-name="P15"><text:tab/><text:tab/><text:tab/>字段：设置发送时间</text:p>
      <text:p text:style-name="P15"><text:tab/><text:tab/><text:tab/>字段：上次发送时间<text:tab/></text:p>
      <text:p text:style-name="P15"><text:tab/><text:tab/><text:tab/>字段：统计类型</text:p>
      <text:p text:style-name="P15"><text:tab/><text:tab/><text:tab/>字段：备注</text:p>
      <text:p text:style-name="P15"><text:tab/><text:tab/><text:tab/>字段：通报对象</text:p>
      <text:p text:style-name="P15"><text:tab/><text:tab/><text:tab/>字段：汇总对象</text:p>
      <text:p text:style-name="P15"><text:tab/><text:tab/><text:tab/>字段：是否发送至本部门全部人</text:p>
      <text:p text:style-name="P15"><text:tab/><text:tab/><text:tab/>字段：提醒频率</text:p>
      <text:p text:style-name="P15"><text:tab/><text:tab/><text:tab/>字段：提醒间隔值<text:tab/></text:p>
      <text:p text:style-name="P15"><text:tab/><text:tab/><text:tab/>字段：汇总频率</text:p>
      <text:p text:style-name="P15"/>
      <text:p text:style-name="P15"><text:tab/><text:tab/> 功能2：添加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 <text:s text:c="2"/>vacate/v1/departs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 <text:s text:c="3"/>vacate/v1/departs</text:p>
      <text:p text:style-name="P15"><text:tab/><text:tab/><text:tab/>字段：汇总对象 <text:s text:c="2"/>下拉框，可多选，必填 <text:s text:c="3"/>financeattendance/v1/user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3：编辑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</text:p>
      <text:p text:style-name="P15"><text:tab/><text:tab/><text:tab/>字段：设置发送时间 <text:s text:c="2"/>日期框（年月日时分秒） 必填</text:p>
      <text:p text:style-name="P15"><text:soft-page-break/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</text:p>
      <text:p text:style-name="P15"><text:tab/><text:tab/><text:tab/>字段：汇总对象 <text:s text:c="2"/>下拉框，可多选，必填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4：删除</text:p>
      <text:p text:style-name="P15"/>
      <text:p text:style-name="P15"><text:tab/><text:tab/>导航名3：加班汇总通报设置</text:p>
      <text:p text:style-name="P15"><text:tab/><text:tab/> <text:s/>功能1：列表</text:p>
      <text:p text:style-name="P15"><text:tab/><text:tab/><text:tab/>字段：汇总表名称</text:p>
      <text:p text:style-name="P15"><text:tab/><text:tab/><text:tab/>字段：创建人</text:p>
      <text:p text:style-name="P15"><text:tab/><text:tab/><text:tab/>字段：项目组</text:p>
      <text:p text:style-name="P15"><text:tab/><text:tab/><text:tab/>字段：设置发送时间</text:p>
      <text:p text:style-name="P15"><text:tab/><text:tab/><text:tab/>字段：上次发送时间<text:tab/></text:p>
      <text:p text:style-name="P15"><text:tab/><text:tab/><text:tab/>字段：统计类型</text:p>
      <text:p text:style-name="P15"><text:tab/><text:tab/><text:tab/>字段：备注</text:p>
      <text:p text:style-name="P15"><text:tab/><text:tab/><text:tab/>字段：通报对象</text:p>
      <text:p text:style-name="P15"><text:tab/><text:tab/><text:tab/>字段：汇总对象</text:p>
      <text:p text:style-name="P15"><text:tab/><text:tab/><text:tab/>字段：是否发送至本部门全部人</text:p>
      <text:p text:style-name="P15"><text:tab/><text:tab/><text:tab/>字段：提醒频率</text:p>
      <text:p text:style-name="P15"><text:tab/><text:tab/><text:tab/>字段：提醒间隔值<text:tab/></text:p>
      <text:p text:style-name="P15"><text:tab/><text:tab/><text:tab/>字段：汇总频率</text:p>
      <text:p text:style-name="P15"/>
      <text:p text:style-name="P15"><text:tab/><text:tab/> 功能2：添加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 <text:s text:c="2"/>vacate/v1/departs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 <text:s text:c="3"/>vacate/v1/departs</text:p>
      <text:p text:style-name="P15"><text:tab/><text:tab/><text:tab/>字段：汇总对象 <text:s text:c="2"/>下拉框，可多选，必填 <text:s text:c="3"/>financeattendance/v1/user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3：编辑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</text:p>
      <text:p text:style-name="P15"><text:tab/><text:tab/><text:tab/>字段：汇总对象 <text:s text:c="2"/>下拉框，可多选，必填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soft-page-break/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4：删除</text:p>
      <text:p text:style-name="P15"/>
      <text:p text:style-name="P15"><text:tab/><text:tab/>导航名4：请假汇总通报设置</text:p>
      <text:p text:style-name="P15"><text:tab/><text:tab/> <text:s/>功能1：列表</text:p>
      <text:p text:style-name="P15"><text:tab/><text:tab/><text:tab/>字段：汇总表名称</text:p>
      <text:p text:style-name="P15"><text:tab/><text:tab/><text:tab/>字段：创建人</text:p>
      <text:p text:style-name="P15"><text:tab/><text:tab/><text:tab/>字段：项目组</text:p>
      <text:p text:style-name="P15"><text:tab/><text:tab/><text:tab/>字段：设置发送时间</text:p>
      <text:p text:style-name="P15"><text:tab/><text:tab/><text:tab/>字段：上次发送时间<text:tab/></text:p>
      <text:p text:style-name="P15"><text:tab/><text:tab/><text:tab/>字段：统计类型</text:p>
      <text:p text:style-name="P15"><text:tab/><text:tab/><text:tab/>字段：备注</text:p>
      <text:p text:style-name="P15"><text:tab/><text:tab/><text:tab/>字段：通报对象</text:p>
      <text:p text:style-name="P15"><text:tab/><text:tab/><text:tab/>字段：汇总对象</text:p>
      <text:p text:style-name="P15"><text:tab/><text:tab/><text:tab/>字段：是否发送至本部门全部人</text:p>
      <text:p text:style-name="P15"><text:tab/><text:tab/><text:tab/>字段：提醒频率</text:p>
      <text:p text:style-name="P15"><text:tab/><text:tab/><text:tab/>字段：提醒间隔值<text:tab/></text:p>
      <text:p text:style-name="P15"><text:tab/><text:tab/><text:tab/>字段：汇总频率</text:p>
      <text:p text:style-name="P15"/>
      <text:p text:style-name="P15"><text:tab/><text:tab/> 功能2：添加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 <text:s text:c="2"/>vacate/v1/departs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 <text:s text:c="3"/>vacate/v1/departs</text:p>
      <text:p text:style-name="P15"><text:tab/><text:tab/><text:tab/>字段：汇总对象 <text:s text:c="2"/>下拉框，可多选，必填 <text:s text:c="3"/>financeattendance/v1/user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3：编辑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</text:p>
      <text:p text:style-name="P15"><text:tab/><text:tab/><text:tab/>字段：汇总对象 <text:s text:c="2"/>下拉框，可多选，必填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4：删除</text:p>
      <text:p text:style-name="P15"/>
      <text:p text:style-name="P15"><text:tab/><text:tab/>导航名5：日报汇总设置</text:p>
      <text:p text:style-name="P15"><text:soft-page-break/><text:tab/><text:tab/> <text:s/>功能1：列表</text:p>
      <text:p text:style-name="P15"><text:tab/><text:tab/><text:tab/>字段：汇总表名称</text:p>
      <text:p text:style-name="P15"><text:tab/><text:tab/><text:tab/>字段：创建人</text:p>
      <text:p text:style-name="P15"><text:tab/><text:tab/><text:tab/>字段：项目组</text:p>
      <text:p text:style-name="P15"><text:tab/><text:tab/><text:tab/>字段：设置发送时间</text:p>
      <text:p text:style-name="P15"><text:tab/><text:tab/><text:tab/>字段：上次发送时间<text:tab/></text:p>
      <text:p text:style-name="P15"><text:tab/><text:tab/><text:tab/>字段：统计类型</text:p>
      <text:p text:style-name="P15"><text:tab/><text:tab/><text:tab/>字段：备注</text:p>
      <text:p text:style-name="P15"><text:tab/><text:tab/><text:tab/>字段：通报对象</text:p>
      <text:p text:style-name="P15"><text:tab/><text:tab/><text:tab/>字段：汇总对象</text:p>
      <text:p text:style-name="P15"><text:tab/><text:tab/><text:tab/>字段：是否发送至本部门全部人</text:p>
      <text:p text:style-name="P15"><text:tab/><text:tab/><text:tab/>字段：提醒频率</text:p>
      <text:p text:style-name="P15"><text:tab/><text:tab/><text:tab/>字段：提醒间隔值<text:tab/></text:p>
      <text:p text:style-name="P15"><text:tab/><text:tab/><text:tab/>字段：汇总频率</text:p>
      <text:p text:style-name="P15"/>
      <text:p text:style-name="P15"><text:tab/><text:tab/> 功能2：添加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 <text:s text:c="2"/>vacate/v1/departs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 <text:s text:c="3"/>vacate/v1/departs</text:p>
      <text:p text:style-name="P15"><text:tab/><text:tab/><text:tab/>字段：汇总对象 <text:s text:c="2"/>下拉框，可多选，必填 <text:s text:c="3"/>financeattendance/v1/user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3：编辑 <text:s/>编辑</text:p>
      <text:p text:style-name="P15"><text:tab/><text:tab/><text:tab/>字段：汇总表名称 <text:s text:c="3"/>文本框，必填</text:p>
      <text:p text:style-name="P15"><text:tab/><text:tab/><text:tab/>字段：项目组 <text:s text:c="3"/>下拉框（单选，可手填） 必填</text:p>
      <text:p text:style-name="P15"><text:tab/><text:tab/><text:tab/>字段：设置发送时间 <text:s text:c="2"/>日期框（年月日时分秒） 必填</text:p>
      <text:p text:style-name="P15"><text:tab/><text:tab/><text:tab/>字段：统计类型 <text:s text:c="2"/>下拉框（人数，明细） 必填</text:p>
      <text:p text:style-name="P15"><text:tab/><text:tab/><text:tab/>字段：备注 <text:s text:c="4"/>文本框，非必填</text:p>
      <text:p text:style-name="P15"><text:tab/><text:tab/><text:tab/>字段：通报对象 <text:s text:c="2"/>下拉框，可多选，必填</text:p>
      <text:p text:style-name="P15"><text:tab/><text:tab/><text:tab/>字段：汇总对象 <text:s text:c="2"/>下拉框，可多选，必填</text:p>
      <text:p text:style-name="P15"><text:tab/><text:tab/><text:tab/>字段：是否发送至本部门全部人 <text:s text:c="2"/>下拉框 必填</text:p>
      <text:p text:style-name="P15"><text:tab/><text:tab/><text:tab/>字段：提醒频率 <text:s/>下拉框（年，季度，月，周，天，时，分） 必填</text:p>
      <text:p text:style-name="P15"><text:tab/><text:tab/><text:tab/>字段：提醒间隔值<text:tab/>数字框，必填</text:p>
      <text:p text:style-name="P15"><text:tab/><text:tab/><text:tab/>字段：汇总频率 <text:s/><text:tab/> <text:s/>下拉框（年，季度，月，周，天） 必填 </text:p>
      <text:p text:style-name="P15"/>
      <text:p text:style-name="P15"><text:tab/><text:tab/>功能4：删除</text:p>
      <text:p text:style-name="P15"/>
      <text:p text:style-name="P15"><text:tab/><text:tab/>导航名6：假期设置</text:p>
      <text:p text:style-name="P15"><text:tab/><text:tab/> <text:s/>功能1：列表</text:p>
      <text:p text:style-name="P15"><text:tab/><text:tab/><text:tab/>字段：假期名称</text:p>
      <text:p text:style-name="P15"><text:tab/><text:tab/><text:tab/>字段：假期天数</text:p>
      <text:p text:style-name="P15"><text:tab/><text:tab/><text:tab/>字段：假期类型</text:p>
      <text:p text:style-name="P15"><text:tab/><text:tab/><text:tab/>字段：假期开始时间</text:p>
      <text:p text:style-name="P15"><text:tab/><text:tab/><text:tab/>字段：假期结束时间<text:tab/></text:p>
      <text:p text:style-name="P15"><text:soft-page-break/><text:tab/><text:tab/><text:tab/>字段：备注</text:p>
      <text:p text:style-name="P15"><text:tab/><text:tab/><text:tab/>字段：创建人</text:p>
      <text:p text:style-name="P15"><text:tab/><text:tab/><text:tab/>字段：创建时间</text:p>
      <text:p text:style-name="P15"/>
      <text:p text:style-name="P15"><text:tab/><text:tab/> 功能2：添加 <text:s/>编辑</text:p>
      <text:p text:style-name="P15"><text:tab/><text:tab/><text:tab/>字段：假期名称 <text:s text:c="2"/>文本框，必填 <text:s text:c="2"/></text:p>
      <text:p text:style-name="P15"><text:tab/><text:tab/><text:tab/>字段：假期类型 <text:s text:c="2"/>下拉框（法定节假日，周末，其他），必填</text:p>
      <text:p text:style-name="P15"><text:tab/><text:tab/><text:tab/>字段：假期开始时间 <text:s text:c="3"/>日期框（年月日） 必填</text:p>
      <text:p text:style-name="P15"><text:tab/><text:tab/><text:tab/>字段：假期结束时间<text:tab/> <text:s text:c="2"/>日期框（年月日） 必填</text:p>
      <text:p text:style-name="P15"><text:tab/><text:tab/><text:tab/>字段：假期天数 <text:s text:c="2"/>只读框，必填 <text:s text:c="4"/>holidayset/v1/get/time/{startTime}/{endTime}</text:p>
      <text:p text:style-name="P15"><text:tab/><text:tab/><text:tab/>字段：备注 <text:s text:c="3"/>文本框，非必填</text:p>
      <text:p text:style-name="P15"><text:tab/><text:tab/><text:tab/>字段：创建人 <text:s text:c="2"/>文本框，必填 <text:s text:c="5"/>holidayset/v1/current/user</text:p>
      <text:p text:style-name="P15"/>
      <text:p text:style-name="P15"><text:tab/><text:tab/>功能3：编辑 <text:s/>编辑</text:p>
      <text:p text:style-name="P15"><text:tab/><text:tab/><text:tab/>字段：假期名称 <text:s text:c="2"/>文本框，必填 <text:s text:c="2"/></text:p>
      <text:p text:style-name="P15"><text:tab/><text:tab/><text:tab/>字段：假期类型 <text:s text:c="2"/>下拉框（法定节假日，周末，其他），必填</text:p>
      <text:p text:style-name="P15"><text:tab/><text:tab/><text:tab/>字段：假期开始时间 <text:s text:c="3"/>日期框（年月日） 必填</text:p>
      <text:p text:style-name="P15"><text:tab/><text:tab/><text:tab/>字段：假期结束时间<text:tab/> <text:s text:c="2"/>日期框（年月日） 必填</text:p>
      <text:p text:style-name="P15"><text:tab/><text:tab/><text:tab/>字段：假期天数 <text:s text:c="2"/>只读框，必填 <text:s text:c="4"/>holidayset/v1/get/time/{startTime}/{endTime}</text:p>
      <text:p text:style-name="P15"><text:tab/><text:tab/><text:tab/>字段：备注 <text:s text:c="3"/>文本框，非必填</text:p>
      <text:p text:style-name="P15"><text:tab/><text:tab/><text:tab/>字段：创建人 <text:s text:c="2"/>文本框，必填 <text:s text:c="5"/>holidayset/v1/current/user</text:p>
      <text:p text:style-name="P15"/>
      <text:p text:style-name="P15"><text:tab/><text:tab/>功能4：删除</text:p>
      <text:p text:style-name="P15"/>
      <text:p text:style-name="P15"><text:tab/><text:tab/></text:p>
      <text:p text:style-name="P15"><text:tab/><text:tab/>导航名7：审批时间设置</text:p>
      <text:p text:style-name="P15"><text:tab/><text:tab/> <text:s/>功能1：列表</text:p>
      <text:p text:style-name="P15"><text:tab/><text:tab/><text:tab/>字段：创建人</text:p>
      <text:p text:style-name="P15"><text:tab/><text:tab/><text:tab/>字段：创建时间</text:p>
      <text:p text:style-name="P15"><text:tab/><text:tab/><text:tab/>字段：更新时间</text:p>
      <text:p text:style-name="P15"><text:tab/><text:tab/><text:tab/>字段：项目组</text:p>
      <text:p text:style-name="P15"><text:tab/><text:tab/><text:tab/>字段：岗位</text:p>
      <text:p text:style-name="P15"><text:tab/><text:tab/><text:tab/>字段：审批类型</text:p>
      <text:p text:style-name="P15"><text:tab/><text:tab/><text:tab/>字段：设置审核时间（小时内）</text:p>
      <text:p text:style-name="P15"><text:tab/><text:tab/><text:tab/>字段：备注</text:p>
      <text:p text:style-name="P15"/>
      <text:p text:style-name="P15"><text:tab/><text:tab/> 功能2：添加 <text:s/>编辑</text:p>
      <text:p text:style-name="P15"><text:tab/><text:tab/><text:tab/>字段：项目组 <text:s/>下拉框，（单选可编辑） 必填 <text:s text:c="4"/>vacate/v1/departs</text:p>
      <text:p text:style-name="P15"><text:tab/><text:tab/><text:tab/>字段：岗位 <text:s text:c="2"/>下拉框，（单选可编辑） 必填 <text:s text:c="3"/>vacate/v1/positions</text:p>
      <text:p text:style-name="P15"><text:tab/><text:tab/><text:tab/>字段：审批类型 <text:s/>下拉框（请假，加班，出勤有误审批） 必填</text:p>
      <text:p text:style-name="P15"><text:tab/><text:tab/><text:tab/>字段：设置审核时间（小时内） <text:s/>数字框，必填</text:p>
      <text:p text:style-name="P15"><text:tab/><text:tab/><text:tab/>字段：备注 <text:s/>文本框，非必填</text:p>
      <text:p text:style-name="P15"/>
      <text:p text:style-name="P15"><text:tab/><text:tab/>功能3：编辑 <text:s/>编辑</text:p>
      <text:p text:style-name="P15"><text:tab/><text:tab/><text:tab/>字段：项目组 <text:s/>下拉框，（单选可编辑） 必填</text:p>
      <text:p text:style-name="P15"><text:tab/><text:tab/><text:tab/>字段：岗位 <text:s text:c="2"/>下拉框，（单选可编辑） 必填</text:p>
      <text:p text:style-name="P15"><text:tab/><text:tab/><text:tab/>字段：审批类型 <text:s/>下拉框（请假，加班，出勤有误审批） 必填</text:p>
      <text:p text:style-name="P15"><text:tab/><text:tab/><text:tab/>字段：设置审核时间（小时内） <text:s/>数字框，必填</text:p>
      <text:p text:style-name="P15"><text:soft-page-break/><text:tab/><text:tab/><text:tab/>字段：备注 <text:s/>文本框，非必填</text:p>
      <text:p text:style-name="P15"/>
      <text:p text:style-name="P15"><text:tab/><text:tab/>功能4：删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11-08T15:32:51.179679660</dc:date>
    <meta:editing-duration>PT6H42M51S</meta:editing-duration>
    <meta:editing-cycles>163</meta:editing-cycles>
    <meta:generator>LibreOffice/5.1.6.2.0$Linux_X86_64 LibreOffice_project/10$Build-2</meta:generator>
    <meta:document-statistic meta:table-count="0" meta:image-count="0" meta:object-count="0" meta:page-count="12" meta:paragraph-count="495" meta:word-count="6711" meta:character-count="11077" meta:non-whitespace-character-count="8289"/>
  </office:meta>
</office:document-meta>
</file>